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fo:language="en" fo:country="US" officeooo:rsid="00197781" officeooo:paragraph-rsid="00197781" style:font-size-asian="14pt" style:font-size-complex="14pt"/>
    </style:style>
    <style:style style:name="P2" style:family="paragraph" style:parent-style-name="Standard">
      <style:text-properties fo:font-size="14pt" fo:language="en" fo:country="US" officeooo:rsid="00197781" officeooo:paragraph-rsid="001a8bb8" style:font-size-asian="14pt" style:font-size-complex="14pt"/>
    </style:style>
    <style:style style:name="P3" style:family="paragraph" style:parent-style-name="Standard">
      <style:text-properties fo:font-size="14pt" fo:language="en" fo:country="US" officeooo:rsid="00197781" officeooo:paragraph-rsid="001baafe" style:font-size-asian="14pt" style:font-size-complex="14pt"/>
    </style:style>
    <style:style style:name="P4" style:family="paragraph" style:parent-style-name="Standard">
      <style:text-properties fo:font-size="14pt" fo:language="en" fo:country="US" officeooo:rsid="00197781" officeooo:paragraph-rsid="001cfc80" style:font-size-asian="14pt" style:font-size-complex="14pt"/>
    </style:style>
    <style:style style:name="P5" style:family="paragraph" style:parent-style-name="Standard">
      <style:text-properties fo:font-size="14pt" fo:language="en" fo:country="US" officeooo:rsid="001cfc80" style:font-size-asian="14pt" style:font-size-complex="14pt"/>
    </style:style>
    <style:style style:name="P6" style:family="paragraph" style:parent-style-name="Standard">
      <style:text-properties fo:font-size="14pt" fo:language="en" fo:country="US" officeooo:rsid="001cfc80" officeooo:paragraph-rsid="001cfc80" style:font-size-asian="14pt" style:font-size-complex="14pt"/>
    </style:style>
    <style:style style:name="P7" style:family="paragraph" style:parent-style-name="Standard">
      <style:text-properties fo:font-size="14pt" fo:language="en" fo:country="US" officeooo:rsid="001c59f3" officeooo:paragraph-rsid="00197781" style:font-size-asian="14pt" style:font-size-complex="14pt"/>
    </style:style>
    <style:style style:name="T1" style:family="text">
      <style:text-properties officeooo:rsid="001a8bb8"/>
    </style:style>
    <style:style style:name="T2" style:family="text">
      <style:text-properties officeooo:rsid="001baafe"/>
    </style:style>
    <style:style style:name="T3" style:family="text">
      <style:text-properties officeooo:rsid="001cfc80"/>
    </style:style>
    <style:style style:name="T4" style:family="text">
      <style:text-properties officeooo:rsid="0021cc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Egibide class support.<text:line-break/><text:line-break/>I’m a student from the classroom 1130 and I want to tell you somethings that would make better the time we stay in class.</text:p>
      <text:p text:style-name="P1"/>
      <text:p text:style-name="P1">This could be the changes:</text:p>
      <text:p text:style-name="P1"/>
      <text:p text:style-name="P1">-A backup energy source to prevent us from losing the progress on the PCs. <text:span text:style-name="T1">The reason is that sometimes is a blackout.</text:span></text:p>
      <text:p text:style-name="P1"/>
      <text:p text:style-name="P3">-<text:span text:style-name="T2">Also because we work on a platform that we use to upload our work in class it would be better to have 1 on the classroom that we can use because the platform we use can fail and that will be bad news.</text:span></text:p>
      <text:p text:style-name="P1"/>
      <text:p text:style-name="P1">-It’s a good idea to take Jesus out of this class, the reason is simple WE ARE PEOPLE OF SCIENCE.</text:p>
      <text:p text:style-name="P1"/>
      <text:p text:style-name="P2">-Because we are all the time with the computer and we do a lot of things, we demand more privileges in the classroom computers. <text:span text:style-name="T1">Is so much frustrating that if you wanna look or changes something you will not be able to do it because you need privileges on the computer.</text:span></text:p>
      <text:p text:style-name="P2"/>
      <text:p text:style-name="P1">-<text:span text:style-name="T1">Because we are is class 6 hours per day it would be a good idea to change the chairs for better ones.</text:span></text:p>
      <text:p text:style-name="P1"/>
      <text:p text:style-name="P1">-<text:span text:style-name="T2">Personally I sometimes need a second screen to work because with only 1 I can’t see all what I need.</text:span></text:p>
      <text:p text:style-name="P6"/>
      <text:p text:style-name="P4">-<text:span text:style-name="T3">Because we are a lot of people in class we have the problem that we don’t have <text:s/>enough computers and space in the classroom.</text:span></text:p>
      <text:p text:style-name="P4"/>
      <text:p text:style-name="P6">There may be something else, but I can not think of anything else at this moment, so this would be everything.</text:p>
      <text:p text:style-name="P6"/>
      <text:p text:style-name="P6"/>
      <text:p text:style-name="P5"><text:span text:style-name="T4">T</text:span>hanks for everything and goodbye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8T10:32:30.981000000</meta:creation-date>
    <dc:date>2019-01-22T11:31:14.965000000</dc:date>
    <meta:editing-duration>PT9M7S</meta:editing-duration>
    <meta:editing-cycles>6</meta:editing-cycles>
    <meta:generator>LibreOffice/6.1.0.3$Windows_X86_64 LibreOffice_project/efb621ed25068d70781dc026f7e9c5187a4decd1</meta:generator>
    <meta:document-statistic meta:table-count="0" meta:image-count="0" meta:object-count="0" meta:page-count="1" meta:paragraph-count="11" meta:word-count="261" meta:character-count="1334" meta:non-whitespace-character-count="1082"/>
  </office:meta>
</office:document-meta>
</file>